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041b80" officeooo:paragraph-rsid="00041b80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06662" officeooo:paragraph-rsid="00006662" fo:background-color="#ffffff" style:font-name-asian="Times1" style:font-size-asian="12pt" style:font-style-asian="normal" style:font-weight-asian="normal" style:font-name-complex="Times1" style:font-size-complex="12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2056d" officeooo:paragraph-rsid="0002056d" fo:background-color="#ffffff" style:font-name-asian="Times1" style:font-size-asian="12pt" style:font-style-asian="normal" style:font-weight-asian="normal" style:font-name-complex="Times1" style:font-size-complex="12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2117c" officeooo:paragraph-rsid="0002117c" fo:background-color="#ffffff" style:font-name-asian="Times1" style:font-size-asian="12pt" style:font-style-asian="normal" style:font-weight-asian="normal" style:font-name-complex="Times1" style:font-size-complex="12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34469" officeooo:paragraph-rsid="00034469" fo:background-color="#ffffff" style:font-name-asian="Times1" style:font-size-asian="12pt" style:font-style-asian="normal" style:font-weight-asian="normal" style:font-name-complex="Times1" style:font-size-complex="12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41b80" officeooo:paragraph-rsid="0005ad37" fo:background-color="#ffffff" style:font-name-asian="Times1" style:font-size-asian="12pt" style:font-style-asian="normal" style:font-weight-asian="normal" style:font-name-complex="Times1" style:font-size-complex="12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41b80" officeooo:paragraph-rsid="00041b80" fo:background-color="#ffffff" style:font-name-asian="Times1" style:font-size-asian="12pt" style:font-style-asian="normal" style:font-weight-asian="normal" style:font-name-complex="Times1" style:font-size-complex="12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46434" officeooo:paragraph-rsid="00046434" fo:background-color="#ffffff" style:font-name-asian="Times1" style:font-size-asian="12pt" style:font-style-asian="normal" style:font-weight-asian="normal" style:font-name-complex="Times1" style:font-size-complex="12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5ad37" officeooo:paragraph-rsid="0005ad37" fo:background-color="#ffffff" style:font-name-asian="Times1" style:font-size-asian="12pt" style:font-style-asian="normal" style:font-weight-asian="normal" style:font-name-complex="Times1" style:font-size-complex="12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5b3ea" officeooo:paragraph-rsid="0005b3ea" fo:background-color="#ffffff" style:font-name-asian="Times1" style:font-size-asian="12pt" style:font-style-asian="normal" style:font-weight-asian="normal" style:font-name-complex="Times1" style:font-size-complex="12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69e11" officeooo:paragraph-rsid="00069e11" fo:background-color="#ffffff" style:font-name-asian="Times1" style:font-size-asian="12pt" style:font-style-asian="normal" style:font-weight-asian="normal" style:font-name-complex="Times1" style:font-size-complex="12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1423f3" officeooo:paragraph-rsid="0008fc59" fo:background-color="#ffffff" style:font-name-asian="Times1" style:font-size-asian="12pt" style:font-style-asian="normal" style:font-weight-asian="normal" style:font-name-complex="Times1" style:font-size-complex="12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14926f" officeooo:paragraph-rsid="0008fc59" fo:background-color="#ffffff" style:font-name-asian="Times1" style:font-size-asian="12pt" style:font-style-asian="normal" style:font-weight-asian="normal" style:font-name-complex="Times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175470" officeooo:paragraph-rsid="0008fc59" fo:background-color="#ffffff" style:font-name-asian="Times1" style:font-size-asian="12pt" style:font-style-asian="normal" style:font-weight-asian="normal" style:font-name-complex="Times1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paragraph-rsid="00006662" fo:background-color="#ffffff" style:font-name-asian="Times1" style:font-size-asian="12pt" style:font-style-asian="normal" style:font-weight-asian="normal" style:font-name-complex="Times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reak-before="pag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8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90fe2" officeooo:paragraph-rsid="00090fe2" fo:background-color="#ffffff" style:font-name-asian="Times1" style:font-size-asian="12pt" style:font-style-asian="normal" style:font-weight-asian="normal" style:font-name-complex="Times1" style:font-size-complex="12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a4dfe" officeooo:paragraph-rsid="000a4dfe" fo:background-color="#ffffff" style:font-name-asian="Times1" style:font-size-asian="12pt" style:font-style-asian="normal" style:font-weight-asian="normal" style:font-name-complex="Times1" style:font-size-complex="12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b6d46" officeooo:paragraph-rsid="000b6d46" fo:background-color="#ffffff" style:font-name-asian="Times1" style:font-size-asian="12pt" style:font-style-asian="normal" style:font-weight-asian="normal" style:font-name-complex="Times1" style:font-size-complex="12pt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bf9d9" officeooo:paragraph-rsid="000bf9d9" fo:background-color="#ffffff" style:font-name-asian="Times1" style:font-size-asian="12pt" style:font-style-asian="normal" style:font-weight-asian="normal" style:font-name-complex="Times1" style:font-size-complex="12pt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dc582" officeooo:paragraph-rsid="000dc582" fo:background-color="#ffffff" style:font-name-asian="Times1" style:font-size-asian="12pt" style:font-style-asian="normal" style:font-weight-asian="normal" style:font-name-complex="Times1" style:font-size-complex="12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46434" officeooo:paragraph-rsid="00046434" fo:background-color="#ffffff" style:font-name-asian="Times1" style:font-size-asian="12pt" style:font-style-asian="normal" style:font-weight-asian="normal" style:font-name-complex="Times1" style:font-size-complex="12pt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5b3ea" officeooo:paragraph-rsid="0005b3ea" fo:background-color="#ffffff" style:font-name-asian="Times1" style:font-size-asian="12pt" style:font-style-asian="normal" style:font-weight-asian="normal" style:font-name-complex="Times1" style:font-size-complex="12pt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05ad37" officeooo:paragraph-rsid="0005ad37" fo:background-color="#ffffff" style:font-name-asian="Times1" style:font-size-asian="12pt" style:font-style-asian="normal" style:font-weight-asian="normal" style:font-name-complex="Times1" style:font-size-complex="12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T1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2" style:family="text"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3" style:family="text">
      <style:text-properties officeooo:rsid="0010de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{</text:p>
      <text:p text:style-name="P15">"address": {</text:p>
      <text:p text:style-name="P15">"building": "1007",</text:p>
      <text:p text:style-name="P15">"coord": [ ­73.856077, 40.848447 ],</text:p>
      <text:p text:style-name="P15">"street": "Morris Park Ave",</text:p>
      <text:p text:style-name="P15">"zipcode": "10462"</text:p>
      <text:p text:style-name="P15">},</text:p>
      <text:p text:style-name="P15">"borough": "Bronx",</text:p>
      <text:p text:style-name="P15">"cuisine": "Bakery",</text:p>
      <text:p text:style-name="P15">"grades": [</text:p>
      <text:p text:style-name="P15">{ "date": { "$date": 1393804800000 }, "grade": "A", "score": 2 },</text:p>
      <text:p text:style-name="P15">{ "date": { "$date": 1378857600000 }, "grade": "A", "score": 6 },</text:p>
      <text:p text:style-name="P15">{ "date": { "$date": 1358985600000 }, "grade": "A", "score": 10 },</text:p>
      <text:p text:style-name="P15">{ "date": { "$date": 1322006400000 }, "grade": "A", "score": 9 },</text:p>
      <text:p text:style-name="P15">{ "date": { "$date": 1299715200000 }, "grade": "B", "score": 14 }</text:p>
      <text:p text:style-name="P15">],</text:p>
      <text:p text:style-name="P15">"name": "Morris Park Bake Shop",</text:p>
      <text:p text:style-name="P15">"restaurant_id": "30075445"</text:p>
      <text:p text:style-name="P15">}</text:p>
      <text:p text:style-name="P15">1. Write a MongoDB query to display all the documents in the collection restaurants.</text:p>
      <text:p text:style-name="P2">db.getCollection('restaurants').find({})</text:p>
      <text:p text:style-name="P16">2. Write a MongoDB query to display the fields restaurant_id, borough and cuisine, but</text:p>
      <text:p text:style-name="P15">exclude the field _id and name for all the documents in the collection restaurant.</text:p>
      <text:p text:style-name="P2">db.getCollection('restaurants').find({}, {restaurant_id:1, borough:1, cisine:1, _id:0})</text:p>
      <text:p text:style-name="P15">3.Write a MongoDB query to find the number of restaurant which is in the borough Abc.</text:p>
      <text:p text:style-name="P2">db.getCollection('restaurants').count({borough:"Abc"})</text:p>
      <text:p text:style-name="P17">4. Write a MongoDB query to display the first 4 restaurant which is in the borough</text:p>
      <text:p text:style-name="P15">Bronx.</text:p>
      <text:p text:style-name="P3">db.getCollection('restaurants').find({borough:"Bronx"}).limit(4)</text:p>
      <text:p text:style-name="P15">5. Write a MongoDB query to display the next 3 restaurants after skipping first 4 which</text:p>
      <text:p text:style-name="P15">are in the borough Bronx.</text:p>
      <text:p text:style-name="P3">db.getCollection('restaurants').find({borough:"Bronx"}).skip(4).limit(3)</text:p>
      <text:p text:style-name="P15">6. Write a MongoDB query to find the restaurants that achieved a score, less than 40</text:p>
      <text:p text:style-name="P15">but more than 10.</text:p>
      <text:p text:style-name="P4">db.getCollection('restaurants').find({"grades.score": {$lt: 40, $gt : 10}})</text:p>
      <text:p text:style-name="P15">7.Write a MongoDB query to find the restaurants which locates in latitude value greater</text:p>
      <text:p text:style-name="P15">than ­95.754168</text:p>
      <text:p text:style-name="P5">db.getCollection('restaurants').find({"address.coord.0": {$gt: 95.754168}})</text:p>
      <text:p text:style-name="P15">8. Write a MongoDB query to find the restaurants that does not prepare any cuisine of</text:p>
      <text:p text:style-name="P15">'American' and their grade score more than 70 and longitude less than ­65.754168.</text:p>
      <text:p text:style-name="P6">db.getCollection('restaurants').find(</text:p>
      <text:p text:style-name="P6"><text:tab/>{$and: </text:p>
      <text:p text:style-name="P6"><text:tab/><text:tab/>[</text:p>
      <text:p text:style-name="P6"><text:tab/><text:tab/><text:tab/>{cuisine: {$ne : "American"}}, </text:p>
      <text:p text:style-name="P6"><text:tab/><text:tab/><text:tab/>{"grades.score" : {$gt:70}}, </text:p>
      <text:p text:style-name="P6"><text:tab/><text:tab/><text:tab/>{"address.coord.1" : {$lt : 65.754168}}</text:p>
      <text:p text:style-name="P6"><text:tab/><text:tab/>]</text:p>
      <text:p text:style-name="P6"><text:tab/>}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5">9. Write a MongoDB query to find the restaurants which does not prepare any cuisine of</text:p>
      <text:p text:style-name="P15">'American ' and achieved a grade point 'A' not belongs to the borough Brooklyn. The</text:p>
      <text:p text:style-name="P15">document must be displayed according to the cuisine in descending order.</text:p>
      <text:p text:style-name="P7">db.getCollection('restaurants').find(</text:p>
      <text:p text:style-name="P1"><text:span text:style-name="T1"><text:s text:c="4"/></text:span><text:span text:style-name="T2">{$and: </text:span></text:p>
      <text:p text:style-name="P7"><text:s text:c="8"/>[</text:p>
      <text:p text:style-name="P7"><text:s text:c="12"/>{cuisine: {$ne : ‘American’}}, </text:p>
      <text:p text:style-name="P7"><text:s text:c="12"/>{‘grades.grade’ : ‘A’}, </text:p>
      <text:p text:style-name="P7"><text:s text:c="12"/>{borough : {$ne : ‘Brooklyn’}}</text:p>
      <text:p text:style-name="P7"><text:s text:c="8"/>]</text:p>
      <text:p text:style-name="P7"><text:s text:c="4"/>},</text:p>
      <text:p text:style-name="P7"><text:s text:c="4"/>{ cuisine: 1}</text:p>
      <text:p text:style-name="P7"><text:s/>).sort({cuisine:-1})</text:p>
      <text:p text:style-name="P7"/>
      <text:p text:style-name="P8">---Without $and---</text:p>
      <text:p text:style-name="P8"/>
      <text:p text:style-name="P8">db.getCollection('restaurants').find(</text:p>
      <text:p text:style-name="P8"><text:s text:c="4"/>{ </text:p>
      <text:p text:style-name="P8"><text:s text:c="12"/>cuisine: {$ne : ‘American’}, </text:p>
      <text:p text:style-name="P8"><text:s text:c="12"/>‘grades.grade’ : ‘A’, </text:p>
      <text:p text:style-name="P8"><text:s text:c="12"/>borough : {$ne : "Brooklyn"}</text:p>
      <text:p text:style-name="P8">},</text:p>
      <text:p text:style-name="P8"><text:s text:c="4"/>{cuisine: 1}</text:p>
      <text:p text:style-name="P8"><text:s/>).sort({cuisine:-1})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5">10.Write a MongoDB query to find the restaurants which does not prepare any cuisine</text:p>
      <text:p text:style-name="P15">of 'American' and achieved a score more than 70 and not located in the longitude less</text:p>
      <text:p text:style-name="P15">than ­65.754168. Note : Do this query without using $and operator.</text:p>
      <text:p text:style-name="P9">db.getCollection('restaurants').find(</text:p>
      <text:p text:style-name="P9"><text:s text:c="4"/>{ </text:p>
      <text:p text:style-name="P9"><text:s text:c="12"/>cuisine: {$ne : 'American'}, </text:p>
      <text:p text:style-name="P9"><text:s text:c="12"/>'grades.score' : {$gt : 70}, </text:p>
      <text:p text:style-name="P9"><text:s text:c="12"/>'address.coord.1' : {$gt : 65.754168}</text:p>
      <text:p text:style-name="P9"><text:s text:c="4"/>},</text:p>
      <text:p text:style-name="P9"><text:s text:c="4"/>{</text:p>
      <text:p text:style-name="P9"><text:s text:c="8"/>cuisine: 1,</text:p>
      <text:p text:style-name="P9"><text:s text:c="8"/>'address.coord' : 1</text:p>
      <text:p text:style-name="P9"><text:s text:c="4"/>}</text:p>
      <text:p text:style-name="P9"><text:s/>)</text:p>
      <text:p text:style-name="P9"/>
      <text:p text:style-name="P15">11. Write a MongoDB query to find the restaurant Id, name, borough and cuisine for</text:p>
      <text:p text:style-name="P15">those restaurants which contains 'Wil' as first three letters for its name.</text:p>
      <text:p text:style-name="P10">db.getCollection('restaurants').find(</text:p>
      <text:p text:style-name="P10"><text:s text:c="4"/>{ </text:p>
      <text:p text:style-name="P10"><text:s text:c="12"/>'name' : {$regex : /^Wil/ } </text:p>
      <text:p text:style-name="P10"><text:s text:c="4"/>},</text:p>
      <text:p text:style-name="P10"><text:s text:c="4"/>{</text:p>
      <text:p text:style-name="P10"><text:s text:c="8"/>restaurant_id : 1,</text:p>
      <text:p text:style-name="P10"><text:s text:c="8"/>name : 1,</text:p>
      <text:p text:style-name="P10"><text:s text:c="8"/>borough : 1,</text:p>
      <text:p text:style-name="P10"><text:s text:c="8"/>cuisine : 1,</text:p>
      <text:p text:style-name="P10"><text:s text:c="8"/>_id : 0</text:p>
      <text:p text:style-name="P10"><text:s text:c="4"/>}</text:p>
      <text:p text:style-name="P10"><text:s/>)</text:p>
      <text:p text:style-name="P10"><text:soft-page-break/></text:p>
      <text:p text:style-name="P15">12. Write a MongoDB query to find the restaurant Id, name and grades for those</text:p>
      <text:p text:style-name="P15">restaurants which achieved a grade of "A" and scored 11 on an ISODate "2014­08­</text:p>
      <text:p text:style-name="P15">11T00:00:00Z" among many of survey dates..</text:p>
      <text:p text:style-name="P11">db.getCollection('restaurants').find(</text:p>
      <text:p text:style-name="P11"><text:s text:c="4"/>{ $and : [</text:p>
      <text:p text:style-name="P11"><text:s text:c="16"/>{'grades.grade' : 'A'},</text:p>
      <text:p text:style-name="P11"><text:s text:c="16"/>{'grades.score' : 11},</text:p>
      <text:p text:style-name="P11"><text:s text:c="16"/>{'grades.date' : ISODate("2014-08-11T00:00:00.000Z")}</text:p>
      <text:p text:style-name="P11"><text:s text:c="12"/>]</text:p>
      <text:p text:style-name="P11"><text:s text:c="4"/>},</text:p>
      <text:p text:style-name="P11"><text:s text:c="4"/>{</text:p>
      <text:p text:style-name="P11"><text:s text:c="8"/>restaurant_id : 1,</text:p>
      <text:p text:style-name="P11"><text:s text:c="8"/>name : 1,</text:p>
      <text:p text:style-name="P11"><text:s text:c="8"/>'grades.grade' : 1,</text:p>
      <text:p text:style-name="P11"><text:s text:c="8"/>_id : 0</text:p>
      <text:p text:style-name="P11"><text:s text:c="4"/>}</text:p>
      <text:p text:style-name="P11"><text:s/>)</text:p>
      <text:p text:style-name="P17">13. Write a MongoDB query to arranged the name of the cuisine in descending order</text:p>
      <text:p text:style-name="P15">and for those same cuisine borough should be in ascending order.</text:p>
      <text:p text:style-name="P12">db.getCollection('restaurants').aggregate(</text:p>
      <text:p text:style-name="P12"><text:s text:c="8"/>[</text:p>
      <text:p text:style-name="P12"><text:s text:c="12"/>{$sort : {cuisine: -1, borough: 1}},</text:p>
      <text:p text:style-name="P12"><text:s text:c="12"/>{$project: {cuisine: 1, borough: 1}}</text:p>
      <text:p text:style-name="P12"><text:s text:c="8"/>] <text:s text:c="5"/></text:p>
      <text:p text:style-name="P12">)</text:p>
      <text:p text:style-name="P15">14. Write a MongoDB query to know whether all the addresses contains the street or</text:p>
      <text:p text:style-name="P15">not.</text:p>
      <text:p text:style-name="P13">db.getCollection('restaurants').find(</text:p>
      <text:p text:style-name="P13"><text:s text:c="4"/>{</text:p>
      <text:p text:style-name="P13"><text:s text:c="8"/>"address.street": {$exists: true}</text:p>
      <text:p text:style-name="P13"><text:s text:c="4"/>}</text:p>
      <text:p text:style-name="P13">)</text:p>
      <text:p text:style-name="P15">15.Write a MongoDB query which will select the restaurant Id, name and grades for</text:p>
      <text:p text:style-name="P15">those restaurants which returns 0 as a remainder after dividing the score by 5.</text:p>
      <text:p text:style-name="P14">db.getCollection('restaurants').find(</text:p>
      <text:p text:style-name="P14"><text:s text:c="4"/>{</text:p>
      <text:p text:style-name="P14"><text:s text:c="8"/>'grades.score': {$mod : [5, 0]}</text:p>
      <text:p text:style-name="P14"><text:s text:c="4"/>},</text:p>
      <text:p text:style-name="P14"><text:s text:c="4"/>{</text:p>
      <text:p text:style-name="P14"><text:s text:c="8"/>restaurant_id: 1,</text:p>
      <text:p text:style-name="P14"><text:s text:c="8"/>name: 1,</text:p>
      <text:p text:style-name="P14"><text:s text:c="8"/>grades: 1,</text:p>
      <text:p text:style-name="P14"><text:s text:c="8"/>_id: 0</text:p>
      <text:p text:style-name="P14"><text:s text:c="4"/>}</text:p>
      <text:p text:style-name="P14">)</text:p>
      <text:p text:style-name="P14"/>
      <text:p text:style-name="P14"/>
      <text:p text:style-name="P15"><text:soft-page-break/>16. Write a mongo db query that returns cuisine wise restaurants.</text:p>
      <text:p text:style-name="P14">db.getCollection('restaurants').find({}).sort({cuisine:1})</text:p>
      <text:p text:style-name="P15">17. Write a mongoDb query for calculating cuisine wise total and average budget(2</text:p>
      <text:p text:style-name="P15">queries..one for total and one for average).</text:p>
      <text:p text:style-name="P15">18. Write a mongodb query to get all the restaurants that has maximum revenue in their</text:p>
      <text:p text:style-name="P15">cuisine.</text:p>
      <text:p text:style-name="P15">19. Write a mongodb query to update to change the score to 60 where the score is 6.</text:p>
      <text:p text:style-name="P19">db.getCollection('restaurants').updateMany(</text:p>
      <text:p text:style-name="P19"><text:s text:c="4"/>{</text:p>
      <text:p text:style-name="P19"><text:s text:c="8"/>'grades' : {$elemMatch: {'score': 6}}</text:p>
      <text:p text:style-name="P19"><text:s text:c="4"/>},</text:p>
      <text:p text:style-name="P19"><text:s text:c="4"/>{</text:p>
      <text:p text:style-name="P19"><text:s text:c="8"/>$set : {'grades.$.score': 60}</text:p>
      <text:p text:style-name="P19"><text:s text:c="4"/>}</text:p>
      <text:p text:style-name="P19">)</text:p>
      <text:p text:style-name="P15">20. Create a seperate collection which includes restaurant id and revenue .Update</text:p>
      <text:p text:style-name="P15">revenue from that collection into this.</text:p>
      <text:p text:style-name="P15">21. Copy this collection to a different database named test and collection name copy</text:p>
      <text:p text:style-name="P15">and drop the current database.</text:p>
      <text:p text:style-name="P20">db.restaurants.find().forEach(function(d){ db.getSiblingDB('test')['copy'].insert(d); });</text:p>
      <text:p text:style-name="P20"><text:tab/><text:tab/><text:tab/><text:tab/>----<text:span text:style-name="T3">Using Export/Import---</text:span></text:p>
      <text:p text:style-name="P21">mongoexport --db mongo_exercises --collection restaurants --out restaurants.json –jsonArray</text:p>
      <text:p text:style-name="P21">mongoimport --db learning --collection demo --file restaurants.json --jsonArray</text:p>
      <text:p text:style-name="P15">22. Backup the earlier database and restore it in another one.</text:p>
      <text:p text:style-name="P22">mongodump -d mongo_exercises -o ~/mongo_backups/first_backup</text:p>
      <text:p text:style-name="P23">mongorestore -d db2 mongo_backups/first_backup/mongo_exerci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6:57:12.488194738</dc:date>
    <meta:editing-duration>PT3H19M4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7" meta:paragraph-count="169" meta:word-count="837" meta:character-count="6208" meta:non-whitespace-character-count="5014"/>
  </office:meta>
</office:document-meta>
</file>